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Calibri" svg:font-family="Calibri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style:font-name="Calibri" style:font-name-complex="Calibri" fo:font-size="18pt" style:font-size-asian="18pt" style:font-size-complex="18pt" fo:color="#13747d"/>
    </style:style>
    <style:style style:name="P3" style:family="paragraph" style:parent-style-name="Normal">
      <style:paragraph-properties/>
    </style:style>
    <style:style style:name="P4" style:family="paragraph" style:parent-style-name="Normal">
      <style:paragraph-properties/>
    </style:style>
    <style:style style:name="T4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5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Questa è niente altro che una banalissima stringa</text:span></text:p>
        <text:p text:style-name="P2"><text:span text:style-name="T2">La mia stringa può essere contenuta anche in una variabile e mi aspetto che questo testo vada su una nuova riga</text:span></text:p>
        <text:p text:style-name="P3"><text:span text:style-name="T3">La mia stringa può essere contenuta anche in una variabile e mi aspetto che questo testo vada su una nuova riga</text:span></text:p>
        <text:p text:style-name="P4"><text:span text:style-name="oneUserDefinedStyle">"The greatest accomplishment is not in never falling, but in rising again after you fall." (Vince Lombardi)</text:span></text:p>
        <text:p text:style-name="P5"><text:span text:style-name="T4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Calibri" svg:font-family="Calibri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20pt" style:font-size-asian="20pt" style:font-size-complex="20pt" fo:color="#13747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4-05-16T19:58:36.000</dc:date>
    <meta:generator>PHPWord</meta:generator>
    <meta:initial-creator/>
    <meta:creation-date>2024-05-16T19:58:36.000</meta:creation-date>
    <meta:keyword/>
    <meta:user-defined meta:name="Category"/>
    <meta:user-defined meta:name="Company"/>
    <meta:user-defined meta:name="Manager"/>
  </office:meta>
</office:document-meta>
</file>